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cm" svg:stroke-color="#999999" draw:stroke-linejoin="round" svg:stroke-linecap="butt" draw:fill="none" draw:textarea-horizontal-align="center" draw:textarea-vertical-align="middle"/>
    </style:style>
    <style:style style:name="gr2" style:family="graphic" style:parent-style-name="standard">
      <style:graphic-properties draw:stroke="solid" draw:stroke-dash="Dash_20_1" svg:stroke-width="0cm" svg:stroke-color="#999999" draw:stroke-linejoin="round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stroke-dash="Dash_20_1" svg:stroke-width="0.01cm" svg:stroke-color="#ff3333" draw:marker-start-width="0.215cm" draw:marker-end-width="0.215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.01cm" svg:stroke-color="#ff3333" draw:marker-start-width="0.215cm" draw:marker-end-width="0.215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draw:fill="none" fo:min-height="0.2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family="Arial" style:font-family-generic="swiss" style:font-pitch="variable"/>
    </style:style>
    <style:style style:name="T1" style:family="text">
      <style:text-properties fo:color="#999999" fo:font-family="Arial" style:font-family-generic="swiss" style:font-pitch="variable"/>
    </style:style>
    <style:style style:name="T2" style:family="text">
      <style:text-properties fo:color="#999999"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polygon draw:style-name="gr1" draw:text-style-name="P1" draw:layer="layout" svg:width="1.492cm" svg:height="1.466cm" svg:x="17.376cm" svg:y="16.616cm" svg:viewBox="0 0 1493 1467" draw:points="0,0 0,1467 1493,1467 1493,0">
              <text:p/>
            </draw:polygon>
            <draw:polygon draw:style-name="gr1" draw:text-style-name="P1" draw:layer="layout" svg:width="1.494cm" svg:height="1.466cm" svg:x="15.681cm" svg:y="16.616cm" svg:viewBox="0 0 1495 1467" draw:points="0,0 0,1467 1495,1467 1495,0">
              <text:p/>
            </draw:polygon>
            <draw:polygon draw:style-name="gr1" draw:text-style-name="P1" draw:layer="layout" svg:width="1.493cm" svg:height="1.466cm" svg:x="13.987cm" svg:y="16.616cm" svg:viewBox="0 0 1494 1467" draw:points="0,0 0,1467 1494,1467 1494,0">
              <text:p/>
            </draw:polygon>
            <draw:polygon draw:style-name="gr1" draw:text-style-name="P1" draw:layer="layout" svg:width="1.492cm" svg:height="1.466cm" svg:x="12.294cm" svg:y="16.616cm" svg:viewBox="0 0 1493 1467" draw:points="0,0 0,1467 1493,1467 1493,0">
              <text:p/>
            </draw:polygon>
            <draw:polygon draw:style-name="gr1" draw:text-style-name="P1" draw:layer="layout" svg:width="1.494cm" svg:height="1.466cm" svg:x="10.599cm" svg:y="16.616cm" svg:viewBox="0 0 1495 1467" draw:points="0,0 0,1467 1495,1467 1495,0">
              <text:p/>
            </draw:polygon>
            <draw:polygon draw:style-name="gr1" draw:text-style-name="P1" draw:layer="layout" svg:width="1.494cm" svg:height="1.466cm" svg:x="8.906cm" svg:y="16.616cm" svg:viewBox="0 0 1495 1467" draw:points="1495,0 0,0 0,1467 1495,1467">
              <text:p/>
            </draw:polygon>
            <draw:polygon draw:style-name="gr1" draw:text-style-name="P1" draw:layer="layout" svg:width="1.492cm" svg:height="1.466cm" svg:x="17.376cm" svg:y="18.283cm" svg:viewBox="0 0 1493 1467" draw:points="0,0 0,1467 1493,1467 1493,0">
              <text:p/>
            </draw:polygon>
            <draw:polygon draw:style-name="gr1" draw:text-style-name="P1" draw:layer="layout" svg:width="1.494cm" svg:height="1.466cm" svg:x="15.681cm" svg:y="18.283cm" svg:viewBox="0 0 1495 1467" draw:points="0,0 0,1467 1495,1467 1495,0">
              <text:p/>
            </draw:polygon>
            <draw:polygon draw:style-name="gr1" draw:text-style-name="P1" draw:layer="layout" svg:width="1.493cm" svg:height="1.466cm" svg:x="13.987cm" svg:y="18.283cm" svg:viewBox="0 0 1494 1467" draw:points="0,0 0,1467 1494,1467 1494,0">
              <text:p/>
            </draw:polygon>
            <draw:polygon draw:style-name="gr1" draw:text-style-name="P1" draw:layer="layout" svg:width="1.492cm" svg:height="1.466cm" svg:x="12.294cm" svg:y="18.283cm" svg:viewBox="0 0 1493 1467" draw:points="0,0 0,1467 1493,1467 1493,0">
              <text:p/>
            </draw:polygon>
            <draw:polygon draw:style-name="gr1" draw:text-style-name="P1" draw:layer="layout" svg:width="1.494cm" svg:height="1.466cm" svg:x="10.599cm" svg:y="18.283cm" svg:viewBox="0 0 1495 1467" draw:points="0,0 0,1467 1495,1467 1495,0">
              <text:p/>
            </draw:polygon>
            <draw:polygon draw:style-name="gr1" draw:text-style-name="P1" draw:layer="layout" svg:width="1.494cm" svg:height="1.466cm" svg:x="8.906cm" svg:y="18.283cm" svg:viewBox="0 0 1495 1467" draw:points="0,0 0,1467 1495,1467 1495,0">
              <text:p/>
            </draw:polygon>
            <draw:polygon draw:style-name="gr1" draw:text-style-name="P1" draw:layer="layout" svg:width="1.491cm" svg:height="1.466cm" svg:x="2.132cm" svg:y="16.616cm" svg:viewBox="0 0 1492 1467" draw:points="1492,1467 1492,0 0,0 0,1467">
              <text:p/>
            </draw:polygon>
            <draw:polygon draw:style-name="gr1" draw:text-style-name="P1" draw:layer="layout" svg:width="1.492cm" svg:height="1.466cm" svg:x="7.213cm" svg:y="21.617cm" svg:viewBox="0 0 1493 1467" draw:points="0,0 0,1467 1493,1467 1493,0">
              <text:p/>
            </draw:polygon>
            <draw:polygon draw:style-name="gr1" draw:text-style-name="P1" draw:layer="layout" svg:width="1.494cm" svg:height="1.466cm" svg:x="8.906cm" svg:y="21.617cm" svg:viewBox="0 0 1495 1467" draw:points="1495,1467 1495,0 0,0 0,1467">
              <text:p/>
            </draw:polygon>
            <draw:polygon draw:style-name="gr1" draw:text-style-name="P1" draw:layer="layout" svg:width="1.494cm" svg:height="1.466cm" svg:x="3.824cm" svg:y="21.617cm" svg:viewBox="0 0 1495 1467" draw:points="0,0 0,1467 1495,1467 1495,0">
              <text:p/>
            </draw:polygon>
            <draw:polygon draw:style-name="gr1" draw:text-style-name="P1" draw:layer="layout" svg:width="1.493cm" svg:height="1.466cm" svg:x="5.519cm" svg:y="21.617cm" svg:viewBox="0 0 1494 1467" draw:points="1494,1467 1494,0 0,0 0,1467">
              <text:p/>
            </draw:polygon>
            <draw:polygon draw:style-name="gr1" draw:text-style-name="P1" draw:layer="layout" svg:width="1.494cm" svg:height="1.466cm" svg:x="3.824cm" svg:y="19.95cm" svg:viewBox="0 0 1495 1467" draw:points="1495,0 0,0 0,1467 1495,1467">
              <text:p/>
            </draw:polygon>
            <draw:polygon draw:style-name="gr1" draw:text-style-name="P1" draw:layer="layout" svg:width="1.494cm" svg:height="1.466cm" svg:x="3.824cm" svg:y="18.283cm" svg:viewBox="0 0 1495 1467" draw:points="1495,0 0,0 0,1467 1495,1467">
              <text:p/>
            </draw:polygon>
            <draw:polygon draw:style-name="gr1" draw:text-style-name="P1" draw:layer="layout" svg:width="1.491cm" svg:height="1.466cm" svg:x="2.132cm" svg:y="18.283cm" svg:viewBox="0 0 1492 1467" draw:points="1492,1467 1492,0 0,0 0,1467">
              <text:p/>
            </draw:polygon>
            <draw:polygon draw:style-name="gr1" draw:text-style-name="P1" draw:layer="layout" svg:width="1.491cm" svg:height="1.466cm" svg:x="2.132cm" svg:y="19.95cm" svg:viewBox="0 0 1492 1467" draw:points="1492,1467 1492,0 0,0 0,1467">
              <text:p/>
            </draw:polygon>
            <draw:polygon draw:style-name="gr1" draw:text-style-name="P1" draw:layer="layout" svg:width="1.491cm" svg:height="1.466cm" svg:x="2.132cm" svg:y="21.617cm" svg:viewBox="0 0 1492 1467" draw:points="1492,0 0,0 0,1467 1492,1467">
              <text:p/>
            </draw:polygon>
            <draw:polygon draw:style-name="gr1" draw:text-style-name="P1" draw:layer="layout" svg:width="1.492cm" svg:height="1.466cm" svg:x="7.213cm" svg:y="19.95cm" svg:viewBox="0 0 1493 1467" draw:points="1493,1467 1493,0 0,0 0,1467">
              <text:p/>
            </draw:polygon>
            <draw:polygon draw:style-name="gr1" draw:text-style-name="P1" draw:layer="layout" svg:width="1.494cm" svg:height="1.466cm" svg:x="8.906cm" svg:y="19.95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18.283cm" svg:viewBox="0 0 1493 1467" draw:points="1493,1467 1493,0 0,0 0,1467">
              <text:p/>
            </draw:polygon>
            <draw:polygon draw:style-name="gr1" draw:text-style-name="P1" draw:layer="layout" svg:width="1.493cm" svg:height="1.466cm" svg:x="5.519cm" svg:y="19.95cm" svg:viewBox="0 0 1494 1467" draw:points="1494,0 0,0 0,1467 1494,1467">
              <text:p/>
            </draw:polygon>
            <draw:polygon draw:style-name="gr1" draw:text-style-name="P1" draw:layer="layout" svg:width="1.493cm" svg:height="1.466cm" svg:x="5.519cm" svg:y="18.283cm" svg:viewBox="0 0 1494 1467" draw:points="1494,0 0,0 0,1467 1494,1467">
              <text:p/>
            </draw:polygon>
            <draw:polygon draw:style-name="gr1" draw:text-style-name="P1" draw:layer="layout" svg:width="1.492cm" svg:height="1.466cm" svg:x="17.376cm" svg:y="14.949cm" svg:viewBox="0 0 1493 1467" draw:points="1493,1467 1493,0 0,0 0,1467">
              <text:p/>
            </draw:polygon>
            <draw:polygon draw:style-name="gr1" draw:text-style-name="P1" draw:layer="layout" svg:width="1.492cm" svg:height="1.466cm" svg:x="17.376cm" svg:y="13.284cm" svg:viewBox="0 0 1493 1467" draw:points="1493,0 0,0 0,1467 1493,1467">
              <text:p/>
            </draw:polygon>
            <draw:polygon draw:style-name="gr1" draw:text-style-name="P1" draw:layer="layout" svg:width="1.492cm" svg:height="1.466cm" svg:x="17.376cm" svg:y="11.617cm" svg:viewBox="0 0 1493 1467" draw:points="1493,0 0,0 0,1467 1493,1467">
              <text:p/>
            </draw:polygon>
            <draw:polygon draw:style-name="gr1" draw:text-style-name="P1" draw:layer="layout" svg:width="1.492cm" svg:height="1.466cm" svg:x="17.376cm" svg:y="9.95cm" svg:viewBox="0 0 1493 1467" draw:points="1493,0 0,0 0,1467 1493,1467">
              <text:p/>
            </draw:polygon>
            <draw:polygon draw:style-name="gr1" draw:text-style-name="P1" draw:layer="layout" svg:width="1.492cm" svg:height="1.466cm" svg:x="17.376cm" svg:y="8.283cm" svg:viewBox="0 0 1493 1467" draw:points="1493,0 0,0 0,1467 1493,1467">
              <text:p/>
            </draw:polygon>
            <draw:polygon draw:style-name="gr1" draw:text-style-name="P1" draw:layer="layout" svg:width="1.494cm" svg:height="1.466cm" svg:x="15.681cm" svg:y="8.283cm" svg:viewBox="0 0 1495 1467" draw:points="1495,1467 1495,0 0,0 0,1467">
              <text:p/>
            </draw:polygon>
            <draw:polygon draw:style-name="gr1" draw:text-style-name="P1" draw:layer="layout" svg:width="1.494cm" svg:height="1.466cm" svg:x="15.681cm" svg:y="9.95cm" svg:viewBox="0 0 1495 1467" draw:points="1495,1467 1495,0 0,0 0,1467">
              <text:p/>
            </draw:polygon>
            <draw:polygon draw:style-name="gr1" draw:text-style-name="P1" draw:layer="layout" svg:width="1.494cm" svg:height="1.466cm" svg:x="15.681cm" svg:y="11.617cm" svg:viewBox="0 0 1495 1467" draw:points="1495,1467 1495,0 0,0 0,1467">
              <text:p/>
            </draw:polygon>
            <draw:polygon draw:style-name="gr1" draw:text-style-name="P1" draw:layer="layout" svg:width="1.494cm" svg:height="1.466cm" svg:x="15.681cm" svg:y="13.284cm" svg:viewBox="0 0 1495 1467" draw:points="1495,0 0,0 0,1467 1495,1467">
              <text:p/>
            </draw:polygon>
            <draw:polygon draw:style-name="gr1" draw:text-style-name="P1" draw:layer="layout" svg:width="1.494cm" svg:height="1.466cm" svg:x="15.681cm" svg:y="14.949cm" svg:viewBox="0 0 1495 1467" draw:points="0,0 0,1467 1495,1467 1495,0">
              <text:p/>
            </draw:polygon>
            <draw:polygon draw:style-name="gr1" draw:text-style-name="P1" draw:layer="layout" svg:width="1.492cm" svg:height="1.466cm" svg:x="17.376cm" svg:y="6.617cm" svg:viewBox="0 0 1493 1467" draw:points="1493,1467 1493,0 0,0 0,1467">
              <text:p/>
            </draw:polygon>
            <draw:polygon draw:style-name="gr1" draw:text-style-name="P1" draw:layer="layout" svg:width="1.494cm" svg:height="1.466cm" svg:x="15.681cm" svg:y="6.617cm" svg:viewBox="0 0 1495 1467" draw:points="1495,1467 0,1467 0,0 1495,0">
              <text:p/>
            </draw:polygon>
            <draw:polygon draw:style-name="gr1" draw:text-style-name="P1" draw:layer="layout" svg:width="1.492cm" svg:height="1.466cm" svg:x="12.294cm" svg:y="6.617cm" svg:viewBox="0 0 1493 1467" draw:points="1493,1467 0,1467 0,0 1493,0">
              <text:p/>
            </draw:polygon>
            <draw:polygon draw:style-name="gr1" draw:text-style-name="P1" draw:layer="layout" svg:width="1.493cm" svg:height="1.466cm" svg:x="5.519cm" svg:y="6.617cm" svg:viewBox="0 0 1494 1467" draw:points="1494,0 0,0 0,1467 1494,1467">
              <text:p/>
            </draw:polygon>
            <draw:polygon draw:style-name="gr1" draw:text-style-name="P1" draw:layer="layout" svg:width="1.494cm" svg:height="1.466cm" svg:x="8.906cm" svg:y="8.283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8.283cm" svg:viewBox="0 0 1493 1467" draw:points="1493,1467 1493,0 0,0 0,1467">
              <text:p/>
            </draw:polygon>
            <draw:polygon draw:style-name="gr1" draw:text-style-name="P1" draw:layer="layout" svg:width="1.493cm" svg:height="1.466cm" svg:x="5.519cm" svg:y="8.283cm" svg:viewBox="0 0 1494 1467" draw:points="1494,1467 1494,0 0,0 0,1467">
              <text:p/>
            </draw:polygon>
            <draw:polygon draw:style-name="gr1" draw:text-style-name="P1" draw:layer="layout" svg:width="1.494cm" svg:height="1.466cm" svg:x="8.906cm" svg:y="9.95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9.95cm" svg:viewBox="0 0 1493 1467" draw:points="1493,1467 1493,0 0,0 0,1467">
              <text:p/>
            </draw:polygon>
            <draw:polygon draw:style-name="gr1" draw:text-style-name="P1" draw:layer="layout" svg:width="1.493cm" svg:height="1.466cm" svg:x="5.519cm" svg:y="9.95cm" svg:viewBox="0 0 1494 1467" draw:points="1494,1467 1494,0 0,0 0,1467">
              <text:p/>
            </draw:polygon>
            <draw:polygon draw:style-name="gr1" draw:text-style-name="P1" draw:layer="layout" svg:width="1.494cm" svg:height="1.466cm" svg:x="8.906cm" svg:y="11.617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11.617cm" svg:viewBox="0 0 1493 1467" draw:points="1493,1467 1493,0 0,0 0,1467">
              <text:p/>
            </draw:polygon>
            <draw:polygon draw:style-name="gr1" draw:text-style-name="P1" draw:layer="layout" svg:width="1.493cm" svg:height="1.466cm" svg:x="5.519cm" svg:y="11.617cm" svg:viewBox="0 0 1494 1467" draw:points="1494,1467 1494,0 0,0 0,1467">
              <text:p/>
            </draw:polygon>
            <draw:polygon draw:style-name="gr1" draw:text-style-name="P1" draw:layer="layout" svg:width="1.494cm" svg:height="1.466cm" svg:x="8.906cm" svg:y="13.284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13.284cm" svg:viewBox="0 0 1493 1467" draw:points="1493,1467 1493,0 0,0 0,1467">
              <text:p/>
            </draw:polygon>
            <draw:polygon draw:style-name="gr1" draw:text-style-name="P1" draw:layer="layout" svg:width="1.493cm" svg:height="1.466cm" svg:x="13.987cm" svg:y="8.283cm" svg:viewBox="0 0 1494 1467" draw:points="1494,1467 1494,0 0,0 0,1467">
              <text:p/>
            </draw:polygon>
            <draw:polygon draw:style-name="gr1" draw:text-style-name="P1" draw:layer="layout" svg:width="1.492cm" svg:height="1.466cm" svg:x="12.294cm" svg:y="8.283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8.283cm" svg:viewBox="0 0 1495 1467" draw:points="1495,1467 1495,0 0,0 0,1467">
              <text:p/>
            </draw:polygon>
            <draw:polygon draw:style-name="gr1" draw:text-style-name="P1" draw:layer="layout" svg:width="1.493cm" svg:height="1.466cm" svg:x="13.987cm" svg:y="9.95cm" svg:viewBox="0 0 1494 1467" draw:points="1494,1467 1494,0 0,0 0,1467">
              <text:p/>
            </draw:polygon>
            <draw:polygon draw:style-name="gr1" draw:text-style-name="P1" draw:layer="layout" svg:width="1.492cm" svg:height="1.466cm" svg:x="12.294cm" svg:y="9.95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9.95cm" svg:viewBox="0 0 1495 1467" draw:points="1495,1467 1495,0 0,0 0,1467">
              <text:p/>
            </draw:polygon>
            <draw:polygon draw:style-name="gr1" draw:text-style-name="P1" draw:layer="layout" svg:width="1.493cm" svg:height="1.466cm" svg:x="13.987cm" svg:y="11.617cm" svg:viewBox="0 0 1494 1467" draw:points="1494,1467 1494,0 0,0 0,1467">
              <text:p/>
            </draw:polygon>
            <draw:polygon draw:style-name="gr1" draw:text-style-name="P1" draw:layer="layout" svg:width="1.492cm" svg:height="1.466cm" svg:x="12.294cm" svg:y="11.617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11.617cm" svg:viewBox="0 0 1495 1467" draw:points="1495,1467 1495,0 0,0 0,1467">
              <text:p/>
            </draw:polygon>
            <draw:polygon draw:style-name="gr1" draw:text-style-name="P1" draw:layer="layout" svg:width="1.493cm" svg:height="1.466cm" svg:x="13.987cm" svg:y="13.284cm" svg:viewBox="0 0 1494 1467" draw:points="1494,0 0,0 0,1467 1494,1467">
              <text:p/>
            </draw:polygon>
            <draw:polygon draw:style-name="gr1" draw:text-style-name="P1" draw:layer="layout" svg:width="1.492cm" svg:height="1.466cm" svg:x="12.294cm" svg:y="13.284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13.284cm" svg:viewBox="0 0 1495 1467" draw:points="1495,1467 1495,0 0,0 0,1467">
              <text:p/>
            </draw:polygon>
            <draw:polygon draw:style-name="gr1" draw:text-style-name="P1" draw:layer="layout" svg:width="1.494cm" svg:height="1.466cm" svg:x="10.599cm" svg:y="14.949cm" svg:viewBox="0 0 1495 1467" draw:points="0,0 0,1467 1495,1467 1495,0">
              <text:p/>
            </draw:polygon>
            <draw:polygon draw:style-name="gr1" draw:text-style-name="P1" draw:layer="layout" svg:width="1.494cm" svg:height="1.466cm" svg:x="8.906cm" svg:y="14.949cm" svg:viewBox="0 0 1495 1467" draw:points="0,0 0,1467 1495,1467 1495,0">
              <text:p/>
            </draw:polygon>
            <draw:polygon draw:style-name="gr1" draw:text-style-name="P1" draw:layer="layout" svg:width="1.492cm" svg:height="1.466cm" svg:x="7.213cm" svg:y="14.949cm" svg:viewBox="0 0 1493 1467" draw:points="0,0 0,1467 1493,1467 1493,0">
              <text:p/>
            </draw:polygon>
            <draw:polygon draw:style-name="gr1" draw:text-style-name="P1" draw:layer="layout" svg:width="1.493cm" svg:height="1.466cm" svg:x="13.987cm" svg:y="14.949cm" svg:viewBox="0 0 1494 1467" draw:points="0,1467 1494,1467 1494,0 0,0">
              <text:p/>
            </draw:polygon>
            <draw:polygon draw:style-name="gr1" draw:text-style-name="P1" draw:layer="layout" svg:width="1.492cm" svg:height="1.466cm" svg:x="12.294cm" svg:y="14.949cm" svg:viewBox="0 0 1493 1467" draw:points="1493,0 0,0 0,1467 1493,1467">
              <text:p/>
            </draw:polygon>
            <draw:polygon draw:style-name="gr1" draw:text-style-name="P1" draw:layer="layout" svg:width="1.493cm" svg:height="1.466cm" svg:x="5.519cm" svg:y="13.284cm" svg:viewBox="0 0 1494 1467" draw:points="1494,0 0,0 0,1467 1494,1467">
              <text:p/>
            </draw:polygon>
            <draw:polygon draw:style-name="gr1" draw:text-style-name="P1" draw:layer="layout" svg:width="1.493cm" svg:height="1.466cm" svg:x="5.519cm" svg:y="14.949cm" svg:viewBox="0 0 1494 1467" draw:points="0,1467 1494,1467 1494,0 0,0">
              <text:p/>
            </draw:polygon>
            <draw:polygon draw:style-name="gr1" draw:text-style-name="P1" draw:layer="layout" svg:width="1.494cm" svg:height="1.466cm" svg:x="10.599cm" svg:y="6.617cm" svg:viewBox="0 0 1495 1467" draw:points="1495,1467 1495,0 0,0 0,1467">
              <text:p/>
            </draw:polygon>
            <draw:polygon draw:style-name="gr1" draw:text-style-name="P1" draw:layer="layout" svg:width="1.492cm" svg:height="1.466cm" svg:x="7.213cm" svg:y="6.617cm" svg:viewBox="0 0 1493 1467" draw:points="1493,1467 1493,0 0,0 0,1467">
              <text:p/>
            </draw:polygon>
            <draw:polygon draw:style-name="gr1" draw:text-style-name="P1" draw:layer="layout" svg:width="1.493cm" svg:height="1.466cm" svg:x="13.987cm" svg:y="6.617cm" svg:viewBox="0 0 1494 1467" draw:points="1494,1467 1494,0 0,0 0,1467">
              <text:p/>
            </draw:polygon>
            <draw:polygon draw:style-name="gr1" draw:text-style-name="P1" draw:layer="layout" svg:width="1.494cm" svg:height="1.466cm" svg:x="8.906cm" svg:y="6.617cm" svg:viewBox="0 0 1495 1467" draw:points="1495,1467 0,1467 0,0 1495,0">
              <text:p/>
            </draw:polygon>
            <draw:polygon draw:style-name="gr1" draw:text-style-name="P1" draw:layer="layout" svg:width="1.491cm" svg:height="1.466cm" svg:x="2.132cm" svg:y="6.617cm" svg:viewBox="0 0 1492 1467" draw:points="0,0 0,1467 1492,1467 1492,0">
              <text:p/>
            </draw:polygon>
            <draw:polygon draw:style-name="gr1" draw:text-style-name="P1" draw:layer="layout" svg:width="1.494cm" svg:height="1.466cm" svg:x="3.824cm" svg:y="6.617cm" svg:viewBox="0 0 1495 1467" draw:points="1495,1467 1495,0 0,0 0,1467">
              <text:p/>
            </draw:polygon>
            <draw:polygon draw:style-name="gr1" draw:text-style-name="P1" draw:layer="layout" svg:width="1.491cm" svg:height="1.466cm" svg:x="2.132cm" svg:y="14.949cm" svg:viewBox="0 0 1492 1467" draw:points="1492,1467 1492,0 0,0 0,1467">
              <text:p/>
            </draw:polygon>
            <draw:polygon draw:style-name="gr1" draw:text-style-name="P1" draw:layer="layout" svg:width="1.491cm" svg:height="1.466cm" svg:x="2.132cm" svg:y="13.284cm" svg:viewBox="0 0 1492 1467" draw:points="1492,1467 1492,0 0,0 0,1467">
              <text:p/>
            </draw:polygon>
            <draw:polygon draw:style-name="gr1" draw:text-style-name="P1" draw:layer="layout" svg:width="1.494cm" svg:height="1.466cm" svg:x="3.824cm" svg:y="13.284cm" svg:viewBox="0 0 1495 1467" draw:points="1495,1467 1495,0 0,0 0,1467">
              <text:p/>
            </draw:polygon>
            <draw:polygon draw:style-name="gr1" draw:text-style-name="P1" draw:layer="layout" svg:width="1.491cm" svg:height="1.466cm" svg:x="2.132cm" svg:y="11.617cm" svg:viewBox="0 0 1492 1467" draw:points="1492,1467 1492,0 0,0 0,1467">
              <text:p/>
            </draw:polygon>
            <draw:polygon draw:style-name="gr1" draw:text-style-name="P1" draw:layer="layout" svg:width="1.491cm" svg:height="1.466cm" svg:x="2.132cm" svg:y="9.95cm" svg:viewBox="0 0 1492 1467" draw:points="1492,1467 1492,0 0,0 0,1467">
              <text:p/>
            </draw:polygon>
            <draw:polygon draw:style-name="gr1" draw:text-style-name="P1" draw:layer="layout" svg:width="1.491cm" svg:height="1.466cm" svg:x="2.132cm" svg:y="8.283cm" svg:viewBox="0 0 1492 1467" draw:points="1492,1467 1492,0 0,0 0,1467">
              <text:p/>
            </draw:polygon>
            <draw:polygon draw:style-name="gr1" draw:text-style-name="P1" draw:layer="layout" svg:width="1.494cm" svg:height="1.466cm" svg:x="3.824cm" svg:y="8.283cm" svg:viewBox="0 0 1495 1467" draw:points="1495,0 0,0 0,1467 1495,1467">
              <text:p/>
            </draw:polygon>
            <draw:polygon draw:style-name="gr1" draw:text-style-name="P1" draw:layer="layout" svg:width="1.494cm" svg:height="1.466cm" svg:x="3.824cm" svg:y="9.95cm" svg:viewBox="0 0 1495 1467" draw:points="1495,0 0,0 0,1467 1495,1467">
              <text:p/>
            </draw:polygon>
            <draw:polygon draw:style-name="gr1" draw:text-style-name="P1" draw:layer="layout" svg:width="1.494cm" svg:height="1.466cm" svg:x="3.824cm" svg:y="11.617cm" svg:viewBox="0 0 1495 1467" draw:points="1495,0 0,0 0,1467 1495,1467">
              <text:p/>
            </draw:polygon>
            <draw:polygon draw:style-name="gr1" draw:text-style-name="P1" draw:layer="layout" svg:width="1.494cm" svg:height="1.466cm" svg:x="3.824cm" svg:y="14.949cm" svg:viewBox="0 0 1495 1467" draw:points="0,0 0,1467 1495,1467 1495,0">
              <text:p/>
            </draw:polygon>
            <draw:polygon draw:style-name="gr1" draw:text-style-name="P1" draw:layer="layout" svg:width="1.494cm" svg:height="1.466cm" svg:x="3.824cm" svg:y="16.616cm" svg:viewBox="0 0 1495 1467" draw:points="1495,1467 1495,0 0,0 0,1467">
              <text:p/>
            </draw:polygon>
            <draw:polygon draw:style-name="gr1" draw:text-style-name="P1" draw:layer="layout" svg:width="1.493cm" svg:height="1.466cm" svg:x="5.519cm" svg:y="16.616cm" svg:viewBox="0 0 1494 1467" draw:points="1494,1467 1494,0 0,0 0,1467">
              <text:p/>
            </draw:polygon>
            <draw:polygon draw:style-name="gr1" draw:text-style-name="P1" draw:layer="layout" svg:width="1.492cm" svg:height="1.466cm" svg:x="7.213cm" svg:y="16.616cm" svg:viewBox="0 0 1493 1467" draw:points="1493,1467 1493,0 0,0 0,1467">
              <text:p/>
            </draw:polygon>
            <draw:polygon draw:style-name="gr1" draw:text-style-name="P1" draw:layer="layout" svg:width="1.494cm" svg:height="1.466cm" svg:x="15.681cm" svg:y="19.95cm" svg:viewBox="0 0 1495 1467" draw:points="1495,1467 1495,0 0,0 0,1467">
              <text:p/>
            </draw:polygon>
            <draw:polygon draw:style-name="gr1" draw:text-style-name="P1" draw:layer="layout" svg:width="1.492cm" svg:height="1.466cm" svg:x="17.376cm" svg:y="19.95cm" svg:viewBox="0 0 1493 1467" draw:points="1493,0 0,0 0,1467 1493,1467">
              <text:p/>
            </draw:polygon>
            <draw:polygon draw:style-name="gr1" draw:text-style-name="P1" draw:layer="layout" svg:width="1.492cm" svg:height="1.466cm" svg:x="17.376cm" svg:y="21.617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19.95cm" svg:viewBox="0 0 1495 1467" draw:points="1495,1467 1495,0 0,0 0,1467">
              <text:p/>
            </draw:polygon>
            <draw:polygon draw:style-name="gr1" draw:text-style-name="P1" draw:layer="layout" svg:width="1.493cm" svg:height="1.466cm" svg:x="13.987cm" svg:y="19.95cm" svg:viewBox="0 0 1494 1467" draw:points="0,1467 1494,1467 1494,0 0,0">
              <text:p/>
            </draw:polygon>
            <draw:polygon draw:style-name="gr1" draw:text-style-name="P1" draw:layer="layout" svg:width="1.492cm" svg:height="1.466cm" svg:x="12.294cm" svg:y="19.95cm" svg:viewBox="0 0 1493 1467" draw:points="1493,0 0,0 0,1467 1493,1467">
              <text:p/>
            </draw:polygon>
            <draw:polygon draw:style-name="gr1" draw:text-style-name="P1" draw:layer="layout" svg:width="1.494cm" svg:height="1.466cm" svg:x="15.681cm" svg:y="21.617cm" svg:viewBox="0 0 1495 1467" draw:points="1495,1467 1495,0 0,0 0,1467">
              <text:p/>
            </draw:polygon>
            <draw:polygon draw:style-name="gr1" draw:text-style-name="P1" draw:layer="layout" svg:width="1.493cm" svg:height="1.466cm" svg:x="13.987cm" svg:y="21.617cm" svg:viewBox="0 0 1494 1467" draw:points="0,0 0,1467 1494,1467 1494,0">
              <text:p/>
            </draw:polygon>
            <draw:polygon draw:style-name="gr1" draw:text-style-name="P1" draw:layer="layout" svg:width="1.492cm" svg:height="1.466cm" svg:x="12.294cm" svg:y="21.617cm" svg:viewBox="0 0 1493 1467" draw:points="1493,1467 1493,0 0,0 0,1467">
              <text:p/>
            </draw:polygon>
            <draw:polygon draw:style-name="gr1" draw:text-style-name="P1" draw:layer="layout" svg:width="1.494cm" svg:height="1.466cm" svg:x="10.599cm" svg:y="21.617cm" svg:viewBox="0 0 1495 1467" draw:points="0,0 0,1467 1495,1467 1495,0">
              <text:p/>
            </draw:polygon>
          </draw:g>
          <draw:g>
            <draw:polygon draw:style-name="gr2" draw:text-style-name="P1" draw:layer="layout" svg:width="1.694cm" svg:height="17.819cm" svg:x="7.459cm" svg:y="5.94cm" svg:viewBox="0 0 1695 17820" draw:points="1001,1001 1001,17820 1695,17820 1695,16819 1001,16819 1001,17820 0,16819 0,0">
              <text:p/>
            </draw:polygon>
            <draw:g>
              <draw:polygon draw:style-name="gr2" draw:text-style-name="P1" draw:layer="layout" svg:width="1cm" svg:height="17.267cm" svg:x="17.622cm" svg:y="5.94cm" svg:viewBox="0 0 1001 17268" draw:points="0,17268 0,0 1001,1001 1001,17268">
                <text:p/>
              </draw:polygon>
              <draw:polygon draw:style-name="gr2" draw:text-style-name="P1" draw:layer="layout" svg:width="0.999cm" svg:height="17.267cm" svg:x="2.378cm" svg:y="5.94cm" svg:viewBox="0 0 1000 17268" draw:points="1000,17268 1000,0 0,1001 0,17268">
                <text:p/>
              </draw:polygon>
              <draw:polygon draw:style-name="gr2" draw:text-style-name="P1" draw:layer="layout" svg:width="0.693cm" svg:height="1cm" svg:x="3.378cm" svg:y="5.94cm" svg:viewBox="0 0 694 1001" draw:points="694,1001 0,1001 0,0 694,0">
                <text:p/>
              </draw:polygon>
              <draw:polygon draw:style-name="gr2" draw:text-style-name="P1" draw:layer="layout" svg:width="0.998cm" svg:height="17.819cm" svg:x="4.072cm" svg:y="5.94cm" svg:viewBox="0 0 999 17820" draw:points="999,1001 999,17820 0,16819 0,0">
                <text:p/>
              </draw:polygon>
              <draw:polygon draw:style-name="gr2" draw:text-style-name="P1" draw:layer="layout" svg:width="0.695cm" svg:height="1cm" svg:x="5.071cm" svg:y="22.759cm" svg:viewBox="0 0 696 1001" draw:points="696,1001 0,1001 0,0 696,0">
                <text:p/>
              </draw:polygon>
              <draw:polygon draw:style-name="gr2" draw:text-style-name="P1" draw:layer="layout" svg:width="0.998cm" svg:height="17.819cm" svg:x="5.767cm" svg:y="5.94cm" svg:viewBox="0 0 999 17820" draw:points="999,16819 999,0 0,1001 0,16819 0,17820">
                <text:p/>
              </draw:polygon>
              <draw:polygon draw:style-name="gr2" draw:text-style-name="P1" draw:layer="layout" svg:width="0.692cm" svg:height="1cm" svg:x="6.766cm" svg:y="5.94cm" svg:viewBox="0 0 693 1001" draw:points="693,1001 0,1001 0,0 693,0">
                <text:p/>
              </draw:polygon>
              <draw:polygon draw:style-name="gr2" draw:text-style-name="P1" draw:layer="layout" svg:width="0.998cm" svg:height="17.819cm" svg:x="9.154cm" svg:y="5.94cm" svg:viewBox="0 0 999 17820" draw:points="999,16819 999,0 0,1001 0,17820">
                <text:p/>
              </draw:polygon>
              <draw:polygon draw:style-name="gr2" draw:text-style-name="P1" draw:layer="layout" svg:width="0.694cm" svg:height="1cm" svg:x="10.153cm" svg:y="5.94cm" svg:viewBox="0 0 695 1001" draw:points="695,1001 0,1001 0,0 695,0">
                <text:p/>
              </draw:polygon>
              <draw:polygon draw:style-name="gr2" draw:text-style-name="P1" draw:layer="layout" svg:width="0.693cm" svg:height="1cm" svg:x="11.846cm" svg:y="22.759cm" svg:viewBox="0 0 694 1001" draw:points="694,1001 0,1001 0,0 694,0">
                <text:p/>
              </draw:polygon>
              <draw:polygon draw:style-name="gr2" draw:text-style-name="P1" draw:layer="layout" svg:width="1cm" svg:height="17.819cm" svg:x="12.54cm" svg:y="5.94cm" svg:viewBox="0 0 1001 17820" draw:points="1001,16819 1001,0 0,1001 0,16819 0,17820">
                <text:p/>
              </draw:polygon>
              <draw:polygon draw:style-name="gr2" draw:text-style-name="P1" draw:layer="layout" svg:width="0.693cm" svg:height="1cm" svg:x="13.541cm" svg:y="5.94cm" svg:viewBox="0 0 694 1001" draw:points="694,1001 0,1001 0,0 694,0">
                <text:p/>
              </draw:polygon>
              <draw:polygon draw:style-name="gr2" draw:text-style-name="P1" draw:layer="layout" svg:width="0.998cm" svg:height="17.819cm" svg:x="14.235cm" svg:y="5.94cm" svg:viewBox="0 0 999 17820" draw:points="999,1001 999,17820 0,16819 0,0">
                <text:p/>
              </draw:polygon>
              <draw:polygon draw:style-name="gr2" draw:text-style-name="P1" draw:layer="layout" svg:width="0.694cm" svg:height="1cm" svg:x="15.234cm" svg:y="22.759cm" svg:viewBox="0 0 695 1001" draw:points="0,1001 695,1001 695,0 0,0">
                <text:p/>
              </draw:polygon>
              <draw:polygon draw:style-name="gr2" draw:text-style-name="P1" draw:layer="layout" svg:width="0.998cm" svg:height="17.819cm" svg:x="15.929cm" svg:y="5.94cm" svg:viewBox="0 0 999 17820" draw:points="999,16819 999,0 0,1001 0,17820">
                <text:p/>
              </draw:polygon>
              <draw:polygon draw:style-name="gr2" draw:text-style-name="P1" draw:layer="layout" svg:width="0.998cm" svg:height="17.819cm" svg:x="10.847cm" svg:y="5.94cm" svg:viewBox="0 0 999 17820" draw:points="999,1001 999,17820 0,16819 0,0">
                <text:p/>
              </draw:polygon>
              <draw:polygon draw:style-name="gr2" draw:text-style-name="P1" draw:layer="layout" svg:width="0.693cm" svg:height="1cm" svg:x="16.928cm" svg:y="5.94cm" svg:viewBox="0 0 694 1001" draw:points="694,1001 0,1001 0,0 694,0">
                <text:p/>
              </draw:polygon>
            </draw:g>
          </draw:g>
          <draw:polygon draw:style-name="gr3" draw:text-style-name="P1" draw:layer="layout" svg:width="18.299cm" svg:height="18.299cm" svg:x="1.35cm" svg:y="5.7cm" svg:viewBox="0 0 18300 18300" draw:points="18300,18300 18300,0 0,0 0,18300">
            <text:p/>
          </draw:polygon>
          <draw:circle draw:style-name="gr4" draw:text-style-name="P1" draw:layer="layout" svg:width="0.2cm" svg:height="0.2cm" svg:x="10.4cm" svg:y="14.75cm">
            <text:p/>
          </draw:circle>
          <draw:circle draw:style-name="gr4" draw:text-style-name="P1" draw:layer="layout" svg:width="0.2cm" svg:height="0.2cm" svg:x="17.178cm" svg:y="21.409cm">
            <text:p/>
          </draw:circle>
          <draw:circle draw:style-name="gr4" draw:text-style-name="P1" draw:layer="layout" svg:width="0.2cm" svg:height="0.2cm" svg:x="3.622cm" svg:y="21.409cm">
            <text:p/>
          </draw:circle>
          <draw:circle draw:style-name="gr4" draw:text-style-name="P1" draw:layer="layout" svg:width="0.2cm" svg:height="0.2cm" svg:x="17.178cm" svg:y="8.089cm">
            <text:p/>
          </draw:circle>
          <draw:circle draw:style-name="gr4" draw:text-style-name="P1" draw:layer="layout" svg:width="0.2cm" svg:height="0.2cm" svg:x="3.622cm" svg:y="8.089cm">
            <text:p/>
          </draw:circle>
          <draw:line draw:style-name="gr5" draw:text-style-name="P1" draw:layer="layout" svg:x1="2.885cm" svg:y1="22.966cm" svg:x2="2.885cm" svg:y2="21.74cm">
            <text:p/>
          </draw:line>
          <draw:line draw:style-name="gr5" draw:text-style-name="P1" draw:layer="layout" svg:x1="18.082cm" svg:y1="21.739cm" svg:x2="18.082cm" svg:y2="22.9cm">
            <text:p/>
          </draw:line>
        </draw:g>
        <draw:line draw:style-name="gr6" draw:text-style-name="P2" draw:layer="layout" svg:x1="1.415cm" svg:y1="25.597cm" svg:x2="19.585cm" svg:y2="25.597cm">
          <text:p text:style-name="P1"><text:span text:style-name="T1">183 mm</text:span></text:p>
        </draw:line>
        <draw:rect draw:style-name="gr7" draw:text-style-name="P1" draw:layer="layout" svg:width="1cm" svg:height="0.912cm" svg:x="2.37cm" svg:y="23.094cm">
          <text:p/>
        </draw:rect>
        <draw:frame draw:style-name="gr8" draw:text-style-name="P1" draw:layer="layout" svg:width="5.982cm" svg:height="0.963cm" svg:x="1cm" svg:y="3.885cm">
          <draw:text-box>
            <text:p text:style-name="P1"><text:span text:style-name="T2">Cut on the red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_20_91" draw:fill-image-name="Bitmape_20_1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nknown </meta:initial-creator>
    <meta:creation-date>2023-04-10T14:40:03.95</meta:creation-date>
    <meta:printed-by>unknown </meta:printed-by>
    <meta:print-date>2023-04-10T14:51:47.09</meta:print-date>
    <dc:date>2023-09-10T22:46:49.70</dc:date>
    <dc:creator>unknown </dc:creator>
    <meta:editing-duration>P5DT7H59M45S</meta:editing-duration>
    <meta:editing-cycles>19</meta:editing-cycles>
    <meta:generator>OpenOffice/4.1.14$Win32 OpenOffice.org_project/4114m1$Build-9811</meta:generator>
    <meta:document-statistic meta:object-count="133"/>
  </office:meta>
</office:document-meta>
</file>